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1CB1B7E46BBBDA36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7.5602in" svg:height="4.1417in" draw:z-index="0"><draw:image xlink:href="Pictures/10000001000007800000041CB1B7E46BBBDA368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7T10:18:38.369200941</meta:creation-date>
    <dc:date>2023-08-27T10:20:00.633341088</dc:date>
    <meta:editing-duration>PT1M2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